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8" style:family="table-cell" style:parent-style-name="Default" style:data-style-name="N10"/>
    <style:style style:name="ce19" style:family="table-cell" style:parent-style-name="Default" style:data-style-name="N10"/>
    <style:style style:name="ce2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121"/>
    <style:style style:name="ce7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ピボットテーブルの値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ピボットテーブルの値" style:data-style-name="N0">
      <style:table-cell-properties fo:border-bottom="none" fo:border-left="0.99pt solid #000000" fo:border-right="none" fo:border-top="none"/>
    </style:style>
    <style:style style:name="ce10" style:family="table-cell" style:parent-style-name="ピボットテーブルの値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ピボットテーブルの結果" style:data-style-name="N0">
      <style:table-cell-properties fo:border-bottom="2.01pt solid #000000" fo:border-left="none" fo:border-right="none" fo:border-top="0.99pt solid #000000"/>
    </style:style>
    <style:style style:name="ce12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13" style:family="table-cell" style:parent-style-name="ピボットテーブルの値" style:data-style-name="N0">
      <style:table-cell-properties fo:border-bottom="none" fo:border-left="none" fo:border-right="none" fo:border-top="0.99pt solid #000000"/>
    </style:style>
    <style:style style:name="ce14" style:family="table-cell" style:parent-style-name="ピボットテーブルの値" style:data-style-name="N0"/>
    <style:style style:name="ce15" style:family="table-cell" style:parent-style-name="ピボットテーブルの値" style:data-style-name="N0">
      <style:table-cell-properties fo:border-bottom="0.99pt solid #000000" fo:border-left="none" fo:border-right="none" fo:border-top="none"/>
    </style:style>
    <style:style style:name="ce16" style:family="table-cell" style:parent-style-name="ピボットテーブルのカテゴリー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ピボットテーブルの値" style:data-style-name="N10">
      <style:table-cell-properties fo:border-bottom="none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統計" table:style-name="ta1">
        <table:table-column table:style-name="co1" table:number-columns-repeated="3" table:default-cell-style-name="Default"/>
        <table:table-column table:style-name="co1" table:default-cell-style-name="ce19"/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問題数</text:p>
          </table:table-cell>
          <table:table-cell office:value-type="string" calcext:value-type="string">
            <text:p>理解数</text:p>
          </table:table-cell>
          <table:table-cell office:value-type="string" calcext:value-type="string">
            <text:p>完了率</text:p>
          </table:table-cell>
        </table:table-row>
        <table:table-row table:style-name="ro1">
          <table:table-cell office:value-type="string" calcext:value-type="string">
            <text:p>470-0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2]/[.B2]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470-0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C3]/[.B3]" office:value-type="percentage" office:value="0.833333333333333" calcext:value-type="percentage">
            <text:p>83%</text:p>
          </table:table-cell>
        </table:table-row>
        <table:table-row table:style-name="ro1">
          <table:table-cell office:value-type="string" calcext:value-type="string">
            <text:p>470-0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4]/[.B4]" office:value-type="percentage" office:value="0.7" calcext:value-type="percentage">
            <text:p>70%</text:p>
          </table:table-cell>
        </table:table-row>
        <table:table-row table:style-name="ro1">
          <table:table-cell office:value-type="string" calcext:value-type="string">
            <text:p>470-0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percentage" office:value="0.416666666666667" calcext:value-type="percentage">
            <text:p>42%</text:p>
          </table:table-cell>
        </table:table-row>
        <table:table-row table:style-name="ro1">
          <table:table-cell office:value-type="string" calcext:value-type="string">
            <text:p>470-0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6]/[.B6]" office:value-type="percentage" office:value="0.24" calcext:value-type="percentage">
            <text:p>24%</text:p>
          </table:table-cell>
        </table:table-row>
        <table:table-row table:style-name="ro1">
          <table:table-cell office:value-type="string" calcext:value-type="string">
            <text:p>470-0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7]/[.B7]" office:value-type="percentage" office:value="0.0588235294117647" calcext:value-type="percentage">
            <text:p>6%</text:p>
          </table:table-cell>
        </table:table-row>
        <table:table-row table:style-name="ro1">
          <table:table-cell office:value-type="string" calcext:value-type="string">
            <text:p>470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C8]/[.B8]" office:value-type="percentage" office:value="0.0857142857142857" calcext:value-type="percentage">
            <text:p>9%</text:p>
          </table:table-cell>
        </table:table-row>
        <table:table-row table:style-name="ro1">
          <table:table-cell office:value-type="string" calcext:value-type="string">
            <text:p>470-0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C9]/[.B9]" office:value-type="percentage" office:value="0.193548387096774" calcext:value-type="percentage">
            <text:p>19%</text:p>
          </table:table-cell>
        </table:table-row>
        <table:table-row table:style-name="ro1">
          <table:table-cell office:value-type="string" calcext:value-type="string">
            <text:p>470-0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C10]/[.B10]" office:value-type="percentage" office:value="0.28" calcext:value-type="percentage">
            <text:p>28%</text:p>
          </table:table-cell>
        </table:table-row>
        <table:table-row table:style-name="ro1">
          <table:table-cell office:value-type="string" calcext:value-type="string">
            <text:p>470-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11]/[.B11]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470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12]/[.B12]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470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/[.B13]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470-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14]/[.B14]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470-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15]/[.B15]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470-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6]/[.B16]" office:value-type="percentage" office:value="0" calcext:value-type="percentage">
            <text:p>0%</text:p>
          </table:table-cell>
        </table:table-row>
        <table:table-row table:style-name="ro1">
          <table:table-cell/>
          <table:table-cell table:formula="of:=SUM([.B2:.B16])" office:value-type="float" office:value="379" calcext:value-type="float">
            <text:p>379</text:p>
          </table:table-cell>
          <table:table-cell table:formula="of:=SUM([.C2:.C16])" office:value-type="float" office:value="56" calcext:value-type="float">
            <text:p>56</text:p>
          </table:table-cell>
          <table:table-cell table:formula="of:=[.C17]/[.B17]" office:value-type="percentage" office:value="0.147757255936675" calcext:value-type="percentage">
            <text:p>15%</text:p>
          </table:table-cell>
        </table:table-row>
        <table:table-row table:style-name="ro1">
          <table:table-cell office:value-type="string" calcext:value-type="string">
            <text:p>残り</text:p>
          </table:table-cell>
          <table:table-cell table:formula="of:=[.B17]-[.C17]" office:value-type="float" office:value="323" calcext:value-type="float">
            <text:p>323</text:p>
          </table:table-cell>
          <table:table-cell/>
          <table:table-cell table:style-name="Default"/>
        </table:table-row>
      </table:table>
      <table:table table:name="ピボットテーブル_統計_1" table:style-name="ta1">
        <table:shapes>
          <draw:frame draw:z-index="0" draw:style-name="gr1" draw:text-style-name="P1" svg:width="243.78pt" svg:height="137.14pt" svg:x="253.3pt" svg:y="0pt">
            <draw:object draw:notify-on-update-of-ranges="ピボットテーブル_統計_1.A2:ピボットテーブル_統計_1.A16 ピボットテーブル_統計_1.B1:ピボットテーブル_統計_1.B1 ピボットテーブル_統計_1.B2:ピボットテーブル_統計_1.B16 ピボットテーブル_統計_1.C1:ピボットテーブル_統計_1.C1 ピボットテーブル_統計_1.C2:ピボットテーブル_統計_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8.54pt" svg:height="139.8pt" svg:x="492.12pt" svg:y="0pt">
            <draw:object draw:notify-on-update-of-ranges="ピボットテーブル_統計_1.A2:ピボットテーブル_統計_1.A16 ピボットテーブル_統計_1.D1:ピボットテーブル_統計_1.D1 ピボットテーブル_統計_1.D2:ピボットテーブル_統計_1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55.41pt" svg:height="199.9pt" svg:x="451.11pt" svg:y="198.23pt">
            <draw:object draw:notify-on-update-of-ranges="ピボットテーブル_統計_1.A19:ピボットテーブル_統計_1.A27 ピボットテーブル_統計_1.C18:ピボットテーブル_統計_1.C18 ピボットテーブル_統計_1.C19:ピボットテーブル_統計_1.C27 ピボットテーブル_統計_1.B18:ピボットテーブル_統計_1.B18 ピボットテーブル_統計_1.B19:ピボットテーブル_統計_1.B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column table:style-name="co1" table:default-cell-style-name="ce17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名前</text:p>
          </table:table-cell>
          <table:table-cell table:style-name="ce7" office:value-type="string" calcext:value-type="string">
            <text:p>問題数</text:p>
          </table:table-cell>
          <table:table-cell table:style-name="ce12" office:value-type="string" calcext:value-type="string">
            <text:p>理解数</text:p>
          </table:table-cell>
          <table:table-cell table:style-name="ce16" office:value-type="string" calcext:value-type="string">
            <text:p>完了率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470-01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formula="of:=[.C2]/[.B2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C3]/[.B3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C4]/[.B4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4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C5]/[.B5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6]/[.B6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6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C7]/[.B7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[.C8]/[.B8]" office:value-type="percentage" office:value="0.971428571428571" calcext:value-type="percentage">
            <text:p>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C9]/[.B9]" office:value-type="percentage" office:value="0.967741935483871" calcext:value-type="percentage">
            <text:p>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09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10]/[.B10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1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C11]/[.B11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11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C12]/[.B12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1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13]/[.B13]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1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[.C14]/[.B14]" office:value-type="percentage" office:value="0.941176470588235" calcext:value-type="percentage">
            <text:p>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1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C15]/[.B15]" office:value-type="percentage" office:value="0.833333333333333" calcext:value-type="percentage">
            <text:p>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-15</text:p>
          </table:table-cell>
          <table:table-cell table:style-name="ce10" office:value-type="float" office:value="13" calcext:value-type="float">
            <text:p>13</text:p>
          </table:table-cell>
          <table:table-cell table:style-name="ce15" office:value-type="float" office:value="11" calcext:value-type="float">
            <text:p>11</text:p>
          </table:table-cell>
          <table:table-cell table:formula="of:=[.C16]/[.B16]" office:value-type="percentage" office:value="0.846153846153846" calcext:value-type="percentage">
            <text:p>85%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合計</text:p>
          </table:table-cell>
          <table:table-cell table:style-name="ce11" table:formula="of:=SUM([.B2:.B16])" office:value-type="float" office:value="381" calcext:value-type="float">
            <text:p>381</text:p>
          </table:table-cell>
          <table:table-cell table:style-name="ce11" table:formula="of:=SUM([.C2:.C16])" office:value-type="float" office:value="369" calcext:value-type="float">
            <text:p>369</text:p>
          </table:table-cell>
          <table:table-cell table:formula="of:=[.C17]/[.B17]" office:value-type="percentage" office:value="0.968503937007874" calcext:value-type="percentage">
            <text:p>97%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日付</text:p>
          </table:table-cell>
          <table:table-cell table:style-name="Default" office:value-type="string" calcext:value-type="string">
            <text:p>達成</text:p>
          </table:table-cell>
          <table:table-cell table:style-name="Default" office:value-type="string" calcext:value-type="string">
            <text:p>目標</text:p>
          </table:table-cell>
          <table:table-cell table:style-name="Default" office:value-type="string" calcext:value-type="string">
            <text:p>差分</text:p>
          </table:table-cell>
          <table:table-cell table:number-columns-repeated="2"/>
          <table:table-cell office:value-type="string" calcext:value-type="string">
            <text:p>rest</text:p>
          </table:table-cell>
        </table:table-row>
        <table:table-row table:style-name="ro1">
          <table:table-cell table:style-name="ce6" office:value-type="date" office:date-value="2018-02-10" calcext:value-type="date">
            <text:p>2月10日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C19]-[.B19]" office:value-type="float" office:value="-28" calcext:value-type="float">
            <text:p>-28</text:p>
          </table:table-cell>
          <table:table-cell table:style-name="ce19" table:formula="of:=[.B19]/[.$B$17]" office:value-type="percentage" office:value="0.204724409448819" calcext:value-type="percentage">
            <text:p>20%</text:p>
          </table:table-cell>
          <table:table-cell/>
          <table:table-cell table:formula="of:=[.$B$17]-[.B19]" office:value-type="float" office:value="303" calcext:value-type="float">
            <text:p>303</text:p>
          </table:table-cell>
        </table:table-row>
        <table:table-row table:style-name="ro1">
          <table:table-cell table:style-name="ce6" office:value-type="date" office:date-value="2018-02-11" calcext:value-type="date">
            <text:p>2月11日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C20]-[.B20]" office:value-type="float" office:value="-18" calcext:value-type="float">
            <text:p>-18</text:p>
          </table:table-cell>
          <table:table-cell table:style-name="ce19" table:formula="of:=[.B20]/[.$B$17]" office:value-type="percentage" office:value="0.309711286089239" calcext:value-type="percentage">
            <text:p>31%</text:p>
          </table:table-cell>
          <table:table-cell table:formula="of:=[.B20]-[.B19]" office:value-type="float" office:value="40" calcext:value-type="float">
            <text:p>40</text:p>
          </table:table-cell>
          <table:table-cell table:formula="of:=[.$B$17]-[.B20]" office:value-type="float" office:value="263" calcext:value-type="float">
            <text:p>263</text:p>
          </table:table-cell>
        </table:table-row>
        <table:table-row table:style-name="ro1">
          <table:table-cell table:style-name="ce6" office:value-type="date" office:date-value="2018-02-12" calcext:value-type="date">
            <text:p>2月12日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C21]-[.B21]" office:value-type="float" office:value="-32" calcext:value-type="float">
            <text:p>-32</text:p>
          </table:table-cell>
          <table:table-cell table:style-name="ce19" table:formula="of:=[.B21]/[.$B$17]" office:value-type="percentage" office:value="0.477690288713911" calcext:value-type="percentage">
            <text:p>48%</text:p>
          </table:table-cell>
          <table:table-cell table:formula="of:=[.B21]-[.B20]" office:value-type="float" office:value="64" calcext:value-type="float">
            <text:p>64</text:p>
          </table:table-cell>
          <table:table-cell table:formula="of:=[.$B$17]-[.B21]" office:value-type="float" office:value="199" calcext:value-type="float">
            <text:p>199</text:p>
          </table:table-cell>
        </table:table-row>
        <table:table-row table:style-name="ro1">
          <table:table-cell table:style-name="ce6" office:value-type="date" office:date-value="2018-02-13" calcext:value-type="date">
            <text:p>2月13日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formula="of:=[.C22]-[.B22]" office:value-type="float" office:value="-86" calcext:value-type="float">
            <text:p>-86</text:p>
          </table:table-cell>
          <table:table-cell table:style-name="ce19" table:formula="of:=[.B22]/[.$B$17]" office:value-type="percentage" office:value="0.750656167979003" calcext:value-type="percentage">
            <text:p>75%</text:p>
          </table:table-cell>
          <table:table-cell table:formula="of:=[.B22]-[.B21]" office:value-type="float" office:value="104" calcext:value-type="float">
            <text:p>104</text:p>
          </table:table-cell>
          <table:table-cell table:formula="of:=[.$B$17]-[.B22]" office:value-type="float" office:value="95" calcext:value-type="float">
            <text:p>95</text:p>
          </table:table-cell>
        </table:table-row>
        <table:table-row table:style-name="ro1">
          <table:table-cell table:style-name="ce6" office:value-type="date" office:date-value="2018-02-14" calcext:value-type="date">
            <text:p>2月14日</text:p>
          </table:table-cell>
          <table:table-cell table:style-name="Default" office:value-type="float" office:value="353" calcext:value-type="float">
            <text:p>353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formula="of:=[.C23]-[.B23]" office:value-type="float" office:value="-103" calcext:value-type="float">
            <text:p>-103</text:p>
          </table:table-cell>
          <table:table-cell table:style-name="ce19" table:formula="of:=[.B23]/[.$B$17]" office:value-type="percentage" office:value="0.926509186351706" calcext:value-type="percentage">
            <text:p>93%</text:p>
          </table:table-cell>
          <table:table-cell table:formula="of:=[.B23]-[.B22]" office:value-type="float" office:value="67" calcext:value-type="float">
            <text:p>67</text:p>
          </table:table-cell>
          <table:table-cell table:formula="of:=[.$B$17]-[.B23]"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date" office:date-value="2018-02-15" calcext:value-type="date">
            <text:p>2月15日</text:p>
          </table:table-cell>
          <table:table-cell table:style-name="Default" table:formula="of:=[.C17]" office:value-type="float" office:value="369" calcext:value-type="float">
            <text:p>369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formula="of:=[.C24]-[.B24]" office:value-type="float" office:value="-69" calcext:value-type="float">
            <text:p>-69</text:p>
          </table:table-cell>
          <table:table-cell table:style-name="ce19" table:formula="of:=[.B24]/[.$B$17]" office:value-type="percentage" office:value="0.968503937007874" calcext:value-type="percentage">
            <text:p>97%</text:p>
          </table:table-cell>
          <table:table-cell table:formula="of:=[.B24]-[.B23]" office:value-type="float" office:value="16" calcext:value-type="float">
            <text:p>16</text:p>
          </table:table-cell>
          <table:table-cell table:formula="of:=[.$B$17]-[.B24]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date" office:date-value="2018-02-16" calcext:value-type="date">
            <text:p>2月16日</text:p>
          </table:table-cell>
          <table:table-cell table:style-name="Default" table:formula="of:=[.B24]" office:value-type="float" office:value="369" calcext:value-type="float">
            <text:p>369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table:formula="of:=[.C25]-[.B25]" office:value-type="float" office:value="-19" calcext:value-type="float">
            <text:p>-19</text:p>
          </table:table-cell>
          <table:table-cell table:style-name="ce19" table:formula="of:=[.B25]/[.$B$17]" office:value-type="percentage" office:value="0.968503937007874" calcext:value-type="percentage">
            <text:p>97%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[.$B$17]-[.B25]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date" office:date-value="2018-02-17" calcext:value-type="date">
            <text:p>2月17日</text:p>
          </table:table-cell>
          <table:table-cell table:style-name="Default" table:formula="of:=[.B25]" office:value-type="float" office:value="369" calcext:value-type="float">
            <text:p>369</text:p>
          </table:table-cell>
          <table:table-cell table:style-name="Default" office:value-type="float" office:value="381" calcext:value-type="float">
            <text:p>381</text:p>
          </table:table-cell>
          <table:table-cell table:style-name="Default" table:formula="of:=[.C26]-[.B26]" office:value-type="float" office:value="12" calcext:value-type="float">
            <text:p>12</text:p>
          </table:table-cell>
          <table:table-cell table:style-name="ce19" table:formula="of:=[.B26]/[.$B$17]" office:value-type="percentage" office:value="0.968503937007874" calcext:value-type="percentage">
            <text:p>97%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[.$B$17]-[.B26]" office:value-type="float" office:value="12" calcext:value-type="float">
            <text:p>12</text:p>
          </table:table-cell>
        </table:table-row>
        <table:table-row table:style-name="ro1">
          <table:table-cell table:style-name="ce6"/>
          <table:table-cell table:style-name="Default" table:number-columns-repeated="3"/>
          <table:table-cell table:style-name="ce19"/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LR構文解析のアルゴリズムを考える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状態遷移図生成プログラムを作る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状態が複数あって、入力によって遷移するはずなので、dot記法を出力するプログラムを作ってみると良さそうである。</text:p>
          </table:table-cell>
        </table:table-row>
        <table:table-row table:style-name="ro1">
          <table:table-cell office:value-type="string" calcext:value-type="string">
            <text:p>リデュースについては、文法表から複数戻っての、gotoなので、結構図としてはいくつ戻るみたいなのだけが必要で、戻った先にGOTO遷移があるはずなのだよな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月</number:text>
      <number:day/>
      <number:text>日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 style:data-style-name="N2" text:time-value="21:55:08.84852232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5T21:55:52.645026217</dc:date>
    <meta:editing-duration>PT7H9M24S</meta:editing-duration>
    <meta:editing-cycles>45</meta:editing-cycles>
    <meta:generator>LibreOffice/5.4.4.2$Linux_X86_64 LibreOffice_project/40m0$Build-2</meta:generator>
    <meta:document-statistic meta:table-count="3" meta:cell-count="2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01cm" svg:height="4.839cm" xlink:href=".." xlink:type="simple" chart:class="chart:line" chart:style-name="ch1">
        <chart:legend chart:legend-position="end" svg:x="6.151cm" svg:y="1.735cm" style:legend-expansion="high" chart:style-name="ch2"/>
        <chart:plot-area chart:style-name="ch3" table:cell-range-address="ピボットテーブル_統計_1.A2:ピボットテーブル_統計_1.C16 ピボットテーブル_統計_1.B1:ピボットテーブル_統計_1.C1" chart:data-source-has-labels="both" svg:x="0.172cm" svg:y="0.096cm" svg:width="5.807cm" svg:height="4.647cm">
          <chartooo:coordinate-region svg:x="0.833cm" svg:y="0.096cm" svg:width="4.705cm" svg:height="3.089cm"/>
          <chart:axis chart:dimension="x" chart:name="primary-x" chart:style-name="ch4" chartooo:axis-type="auto">
            <chartooo:date-scale/>
            <chart:categories table:cell-range-address="ピボットテーブル_統計_1.A2:ピボットテーブル_統計_1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ピボットテーブル_統計_1.B2:ピボットテーブル_統計_1.B16" chart:label-cell-address="ピボットテーブル_統計_1.B1:ピボットテーブル_統計_1.B1" chart:class="chart:line">
            <chart:data-point chart:repeated="15"/>
          </chart:series>
          <chart:series chart:style-name="ch7" chart:values-cell-range-address="ピボットテーブル_統計_1.C2:ピボットテーブル_統計_1.C16" chart:label-cell-address="ピボットテーブル_統計_1.C1:ピボットテーブル_統計_1.C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問題数</text:p>
                <draw:g>
                  <svg:desc>ピボットテーブル_統計_1.B1:ピボットテーブル_統計_1.B1</svg:desc>
                </draw:g>
              </table:table-cell>
              <table:table-cell office:value-type="string">
                <text:p>理解数</text:p>
                <draw:g>
                  <svg:desc>ピボットテーブル_統計_1.C1:ピボットテーブル_統計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70-01</text:p>
                <draw:g>
                  <svg:desc>ピボットテーブル_統計_1.A2:ピボットテーブル_統計_1.A16</svg:desc>
                </draw:g>
              </table:table-cell>
              <table:table-cell office:value-type="float" office:value="5">
                <text:p>5</text:p>
                <draw:g>
                  <svg:desc>ピボットテーブル_統計_1.B2:ピボットテーブル_統計_1.B16</svg:desc>
                </draw:g>
              </table:table-cell>
              <table:table-cell office:value-type="float" office:value="5">
                <text:p>5</text:p>
                <draw:g>
                  <svg:desc>ピボットテーブル_統計_1.C2:ピボットテーブル_統計_1.C16</svg:desc>
                </draw:g>
              </table:table-cell>
            </table:table-row>
            <table:table-row>
              <table:table-cell office:value-type="string">
                <text:p>470-0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0-0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0-0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0-0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-0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0-0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0-08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-0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-1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-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-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-1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0-14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-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69cm" svg:height="4.933cm" xlink:href=".." xlink:type="simple" chart:class="chart:line" chart:style-name="ch1">
        <chart:legend chart:legend-position="end" svg:x="6.319cm" svg:y="2.099cm" style:legend-expansion="high" chart:style-name="ch2"/>
        <chart:plot-area chart:style-name="ch3" table:cell-range-address="ピボットテーブル_統計_1.A2:ピボットテーブル_統計_1.A16 ピボットテーブル_統計_1.D1:ピボットテーブル_統計_1.D16" chart:data-source-has-labels="both" svg:x="0.175cm" svg:y="0.098cm" svg:width="5.969cm" svg:height="4.737cm">
          <chartooo:coordinate-region svg:x="1.163cm" svg:y="0.098cm" svg:width="4.631cm" svg:height="3.178cm"/>
          <chart:axis chart:dimension="x" chart:name="primary-x" chart:style-name="ch4" chartooo:axis-type="auto">
            <chartooo:date-scale/>
            <chart:categories table:cell-range-address="ピボットテーブル_統計_1.A2:ピボットテーブル_統計_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ピボットテーブル_統計_1.D2:ピボットテーブル_統計_1.D16" chart:label-cell-address="ピボットテーブル_統計_1.D1:ピボットテーブル_統計_1.D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完了率</text:p>
                <draw:g>
                  <svg:desc>ピボットテーブル_統計_1.D1:ピボットテーブル_統計_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70-01</text:p>
                <draw:g>
                  <svg:desc>ピボットテーブル_統計_1.A2:ピボットテーブル_統計_1.A16</svg:desc>
                </draw:g>
              </table:table-cell>
              <table:table-cell office:value-type="float" office:value="1">
                <text:p>1</text:p>
                <draw:g>
                  <svg:desc>ピボットテーブル_統計_1.D2:ピボットテーブル_統計_1.D16</svg:desc>
                </draw:g>
              </table:table-cell>
            </table:table-row>
            <table:table-row>
              <table:table-cell office:value-type="string">
                <text:p>470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07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470-0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70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-13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470-1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70-15</text:p>
              </table:table-cell>
              <table:table-cell office:value-type="float" office:value="0.846153846153846">
                <text:p>0.846153846153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39cm" svg:height="7.053cm" xlink:href=".." xlink:type="simple" chart:class="chart:line" chart:column-mapping="1 0" chart:style-name="ch1">
        <chart:legend chart:legend-position="end" svg:x="10.458cm" svg:y="2.842cm" style:legend-expansion="high" chart:style-name="ch2"/>
        <chart:plot-area chart:style-name="ch3" table:cell-range-address="ピボットテーブル_統計_1.A19:ピボットテーブル_統計_1.B27 ピボットテーブル_統計_1.C18:ピボットテーブル_統計_1.C27 ピボットテーブル_統計_1.B18:ピボットテーブル_統計_1.B18" chart:data-source-has-labels="both" svg:x="0.25cm" svg:y="0.141cm" svg:width="9.958cm" svg:height="6.771cm">
          <chartooo:coordinate-region svg:x="1.116cm" svg:y="0.347cm" svg:width="9.092cm" svg:height="5.782cm"/>
          <chart:axis chart:dimension="x" chart:name="primary-x" chart:style-name="ch4" chartooo:axis-type="auto">
            <chartooo:date-scale/>
            <chart:categories table:cell-range-address="ピボットテーブル_統計_1.A19:ピボットテーブル_統計_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ピボットテーブル_統計_1.C19:ピボットテーブル_統計_1.C27" chart:label-cell-address="ピボットテーブル_統計_1.C18:ピボットテーブル_統計_1.C18" chart:class="chart:line">
            <chart:data-point chart:repeated="9"/>
          </chart:series>
          <chart:series chart:style-name="ch8" chart:values-cell-range-address="ピボットテーブル_統計_1.B19:ピボットテーブル_統計_1.B27" chart:label-cell-address="ピボットテーブル_統計_1.B18:ピボットテーブル_統計_1.B1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目標</text:p>
                <draw:g>
                  <svg:desc>ピボットテーブル_統計_1.C18:ピボットテーブル_統計_1.C18</svg:desc>
                </draw:g>
              </table:table-cell>
              <table:table-cell office:value-type="string">
                <text:p>達成</text:p>
                <draw:g>
                  <svg:desc>ピボットテーブル_統計_1.B18:ピボットテーブル_統計_1.B18</svg:desc>
                </draw:g>
              </table:table-cell>
            </table:table-row>
          </table:table-header-rows>
          <table:table-rows>
            <table:table-row>
              <table:table-cell office:value-type="float" office:value="43141">
                <text:p>43141</text:p>
                <draw:g>
                  <svg:desc>ピボットテーブル_統計_1.A19:ピボットテーブル_統計_1.A27</svg:desc>
                </draw:g>
              </table:table-cell>
              <table:table-cell office:value-type="float" office:value="50">
                <text:p>50</text:p>
                <draw:g>
                  <svg:desc>ピボットテーブル_統計_1.C19:ピボットテーブル_統計_1.C27</svg:desc>
                </draw:g>
              </table:table-cell>
              <table:table-cell office:value-type="float" office:value="78">
                <text:p>78</text:p>
                <draw:g>
                  <svg:desc>ピボットテーブル_統計_1.B19:ピボットテーブル_統計_1.B27</svg:desc>
                </draw:g>
              </table:table-cell>
            </table:table-row>
            <table:table-row>
              <table:table-cell office:value-type="float" office:value="43142">
                <text:p>43142</text:p>
              </table:table-cell>
              <table:table-cell office:value-type="float" office:value="100">
                <text:p>1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144">
                <text:p>43144</text:p>
              </table:table-cell>
              <table:table-cell office:value-type="float" office:value="200">
                <text:p>2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3145">
                <text:p>43145</text:p>
              </table:table-cell>
              <table:table-cell office:value-type="float" office:value="250">
                <text:p>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300">
                <text:p>3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147">
                <text:p>43147</text:p>
              </table:table-cell>
              <table:table-cell office:value-type="float" office:value="350">
                <text:p>35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148">
                <text:p>43148</text:p>
              </table:table-cell>
              <table:table-cell office:value-type="float" office:value="381">
                <text:p>38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